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officeooo:paragraph-rsid="000e9d23"/>
    </style:style>
    <style:style style:name="P3" style:family="paragraph" style:parent-style-name="Text_20_body">
      <style:paragraph-properties fo:text-align="start" style:justify-single-word="false"/>
      <style:text-properties officeooo:rsid="00051ecd" officeooo:paragraph-rsid="00060da1"/>
    </style:style>
    <style:style style:name="P4" style:family="paragraph" style:parent-style-name="Text_20_body">
      <style:paragraph-properties fo:text-align="start" style:justify-single-word="false"/>
      <style:text-properties officeooo:rsid="0009c4ff" officeooo:paragraph-rsid="0009c4ff"/>
    </style:style>
    <style:style style:name="P5" style:family="paragraph" style:parent-style-name="Text_20_body">
      <style:paragraph-properties fo:text-align="start" style:justify-single-word="false"/>
      <style:text-properties officeooo:rsid="000d2619" officeooo:paragraph-rsid="000d2619"/>
    </style:style>
    <style:style style:name="P6" style:family="paragraph" style:parent-style-name="Text_20_body">
      <style:paragraph-properties fo:text-align="start" style:justify-single-word="false"/>
      <style:text-properties officeooo:rsid="000faac0" officeooo:paragraph-rsid="000faac0"/>
    </style:style>
    <style:style style:name="P7" style:family="paragraph" style:parent-style-name="Text_20_body">
      <style:paragraph-properties fo:text-align="start" style:justify-single-word="false"/>
      <style:text-properties officeooo:rsid="000ffdc2" officeooo:paragraph-rsid="000ffdc2"/>
    </style:style>
    <style:style style:name="P8" style:family="paragraph" style:parent-style-name="Heading_20_1">
      <style:paragraph-properties fo:text-align="center" style:justify-single-word="false"/>
    </style:style>
    <style:style style:name="T1" style:family="text">
      <style:text-properties officeooo:rsid="00060da1"/>
    </style:style>
    <style:style style:name="T2" style:family="text">
      <style:text-properties officeooo:rsid="0009c4ff"/>
    </style:style>
    <style:style style:name="T3" style:family="text">
      <style:text-properties officeooo:rsid="000b5e2c"/>
    </style:style>
    <style:style style:name="T4" style:family="text">
      <style:text-properties officeooo:rsid="000d2619"/>
    </style:style>
    <style:style style:name="T5" style:family="text">
      <style:text-properties officeooo:rsid="000e4cdc"/>
    </style:style>
    <style:style style:name="T6" style:family="text">
      <style:text-properties officeooo:rsid="000e9d23"/>
    </style:style>
    <style:style style:name="T7" style:family="text">
      <style:text-properties officeooo:rsid="000ea3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Meine getane Arbeit</text:h>
      <text:p text:style-name="P1"/>
      <text:p text:style-name="P3">Nachdem der Wolfgang die Gui grundsätzlich entworfen und anschließend mit der IDE Eclipse und JavaFX programmiert hatte, habe ich mich im weiteren Verlauf des Projektes v.a. mit der Änderung der Gui an die besprochenen Anforderungen aus den relativ regelmäßigen Treffen anzupassen. Dabei war es vor allem notwendig die Actionhandler für so gut wie alle Buttons mit einer sinnvollen Funktion zu hinterlegen. Dies erforderte bei einigen Actionhandler durchaus einiges an Arbeit. Besonders kompliziert war in diesen Zusammenhang das öffnen eines sogenannten FileChoosers bzw. DirectoryChooser, dessen <text:span text:style-name="T2">Design</text:span> leider nicht veränderbar ist und von <text:span text:style-name="T1">dem jeweilig installierten Betriebssystem abhängig ist. Ein FileChooser übergibt im folgenden u.a. Art der Datei und den exakten Pfad, selbiges für den Directory Chooser, dieser jedoch übergibt nicht ganz so viel ( lediglich Informationen über den Ordner selber und nicht über die enthaltenen Dateien). Somit kann mit der ausgewählten Datei <text:s/>oder Ordner weitergearbeitet werden. Ein weiteres Problem stellte die Möglichkeit dar nur eine bestimmte Art von Datei auszuwählen.</text:span></text:p>
      <text:p text:style-name="P4">Die anderen Actionhand<text:span text:style-name="T3">l</text:span>er waren natürlich auch nicht alle ganz trivial zu programmieren doch die <text:span text:style-name="T3">P</text:span>robleme bei dem obig genannten sind mir noch am meisten in Erinnerung.</text:p>
      <text:p text:style-name="P7">Aber natürlich war ich nicht das einzige Teammitglied, dass sich mit der graphischen Oberfläche beschäftigt habe, jedoch habe ich meiner Meinung nach die meisten Stunden meiner Arbeit in diesen Teil des Projektes gelegt.</text:p>
      <text:p text:style-name="P4">Zudem habe ich zu dem Programm detaillierte try-catch <text:span text:style-name="T4">Blöcke</text:span> mit Alerts programmiert. Alerts sind kleine modale Fenster, <text:span text:style-name="T3">dessen Design sich ändert je nach ausgewählter Art des Alerts. Zudem kann der Titel sowie der Text, der in dem Alert angezeigt wird eingefügt werden so wie vieles mehr. Diese wurden dann anschließend von meinem Teampartner Stefan verbessert.</text:span></text:p>
      <text:p text:style-name="P5">Die Einbindung des Crawlers in die Gui und die andere Funktionalität war anfangs auch meine Aufgabe, dies stellte sich ebenfalls schwierig dar, da man in Java keine Unterpackages erstellen kann und so musste ich alle Java Dateien, die eigentlich einer gewissen Struktur unterliegen in ein einziges Package reinlegen. Allerdings stellte sich das im späteren als gar nicht so problematisch dar. Das starten und stoppen ist über Tasks gelöst, jedoch nur sehr einfach durch die eigentlich schon deprecated gemachte<text:span text:style-name="T5">n Status „suspend“ und „resume“. Da es hier jedoch nur um eine zeitgesteuertes starten und stoppen geht und nicht um ein komplexes Multitasking Problem handelt, halte ich das hier für angemessen. </text:span></text:p>
      <text:p text:style-name="P2"><text:span text:style-name="T6">Des weiteren habe ich nach anfänglichen Schwierigkeiten habe ich mich später im Verlauf des Projektes auch mehr um das </text:span>Versionsverwaltung <text:span text:style-name="T7">Git mittels der Webseite Github gekümmert, den dieses Programm ist nicht ganz einfach zu bedienen. Auch ich habe es noch nicht ganz verstanden, jedoch kann ich es in meinen begrenzten Rahmen ganz gut verwenden. </text:span></text:p>
      <text:p text:style-name="P6">In der Logik war ich relativ wenig beteiligt in der Programmierung, jedoch wurden regelmäßige Absprachen mit den Programmierern der Logik gehalten. Vor allem darüber wie das ganze ungefähr konzipiert sein soll und ich das ganze dann sinnvoll in die graphische Oberfläche einbauen kann, so dass es ihren Sinn und Zweck erfüllt.</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9T10:32:40.311000000</meta:creation-date>
    <meta:generator>LibreOffice/4.3.7.2$Windows_x86 LibreOffice_project/8a35821d8636a03b8bf4e15b48f59794652c68ba</meta:generator>
    <dc:date>2016-01-09T11:14:35.271000000</dc:date>
    <meta:editing-duration>PT41M59S</meta:editing-duration>
    <meta:editing-cycles>16</meta:editing-cycles>
    <meta:document-statistic meta:table-count="0" meta:image-count="0" meta:object-count="0" meta:page-count="2" meta:paragraph-count="8" meta:word-count="489" meta:character-count="3265" meta:non-whitespace-character-count="2781"/>
  </office:meta>
</office:document-meta>
</file>